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P3" style:parent-style-name="Normal" style:family="paragraph">
      <style:paragraph-properties fo:margin-top="0.0694in" fo:margin-bottom="0.0694in" fo:line-height="100%"/>
      <style:text-properties fo:hyphenate="true"/>
    </style:style>
    <style:style style:name="T4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6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T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2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9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T2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22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2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2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top="0.0694in" fo:margin-bottom="0.0694in" fo:line-height="100%"/>
      <style:text-properties fo:hyphenate="true"/>
    </style:style>
    <style:style style:name="T28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9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T3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3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35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T3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top="0.0694in" fo:margin-bottom="0.0694in" fo:line-height="100%"/>
      <style:text-properties fo:hyphenate="true"/>
    </style:style>
    <style:style style:name="T40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42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43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T4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7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T4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5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fo:background-color="#FFFF00"/>
    </style:style>
    <style:style style:name="P52" style:parent-style-name="Normal" style:family="paragraph">
      <style:paragraph-properties fo:margin-bottom="0in" style:line-height-at-least="0.2083in" fo:background-color="#1F1F1F"/>
      <style:text-properties fo:hyphenate="true"/>
    </style:style>
    <style:style style:name="T53" style:parent-style-name="Policepardéfaut" style:family="text">
      <style:text-properties style:font-name="Consolas" style:font-name-asian="Times New Roman" fo:color="#6A9955" fo:font-size="11.5pt" style:font-size-asian="11.5pt" style:font-size-complex="11.5pt" style:language-asian="fr" style:country-asian="FR"/>
    </style:style>
    <style:style style:name="P54" style:parent-style-name="Normal" style:family="paragraph">
      <style:paragraph-properties fo:margin-top="0.0694in" fo:margin-bottom="0.0694in" fo:line-height="100%"/>
      <style:text-properties fo:hyphenate="true"/>
    </style:style>
    <style:style style:name="T5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5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59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60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6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6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66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67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6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7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7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72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7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7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</office:automatic-styles>
  <office:body>
    <office:text text:use-soft-page-breaks="true">
      <text:p text:style-name="P1"><text:span text:style-name="T2">Compenent Slider :</text:span><text:s/></text:p>
      <text:p text:style-name="P3"><text:span text:style-name="T4">Ajout d'une vérification<text:s/></text:span><text:span text:style-name="T5">if (byDateDesc)</text:span><text:span text:style-name="T6">:</text:span></text:p>
      <text:list text:style-name="LFO1" text:continue-numbering="true">
        <text:list-item>
          <text:p text:style-name="P7"><text:span text:style-name="T8">Dans la fonction<text:s/></text:span><text:span text:style-name="T9">nextCard</text:span><text:span text:style-name="T10">, vous avez ajouté une vérification pour vous assurer que<text:s/></text:span><text:span text:style-name="T11">byDateDesc</text:span><text:span text:style-name="T12"><text:s/>n'est pas<text:s/></text:span><text:span text:style-name="T13">null</text:span><text:span text:style-name="T14"><text:s/>ou<text:s/></text:span><text:span text:style-name="T15">undefined</text:span><text:span text:style-name="T16"><text:s/>avant de déclencher le<text:s/></text:span><text:span text:style-name="T17">setTimeout</text:span><text:span text:style-name="T18">.</text:span></text:p>
        </text:list-item>
        <text:list-item>
          <text:p text:style-name="P19"><text:span text:style-name="T20">Cela évite les erreurs potentielles lors de l'accès à<text:s/></text:span><text:span text:style-name="T21">byDateDesc.length</text:span><text:span text:style-name="T22"><text:s/>si<text:s/></text:span><text:span text:style-name="T23">byDateDesc</text:span><text:span text:style-name="T24"><text:s/>est<text:s/></text:span><text:span text:style-name="T25">null</text:span><text:span text:style-name="T26">.</text:span></text:p>
        </text:list-item>
      </text:list>
      <text:p text:style-name="P27"><text:span text:style-name="T28">Restructuration du rendu du composant :</text:span></text:p>
      <text:list text:style-name="LFO2" text:continue-numbering="true">
        <text:list-item>
          <text:p text:style-name="P29"><text:span text:style-name="T30">Vous avez modifié la structure du rendu en regroupant tous les éléments dans un co</text:span><text:span text:style-name="T31">n</text:span><text:span text:style-name="T32">teneur<text:s/></text:span><text:span text:style-name="T33">&lt;div&gt;</text:span><text:span text:style-name="T34"><text:s/>parent.</text:span></text:p>
        </text:list-item>
        <text:list-item>
          <text:p text:style-name="P35"><text:span text:style-name="T36">Cela simplifie la structure du JSX et permet d'éviter d'avoir plusieurs éléments adj</text:span><text:span text:style-name="T37">a</text:span><text:span text:style-name="T38">cents sans être enveloppés dans un conteneur.</text:span></text:p>
        </text:list-item>
      </text:list>
      <text:p text:style-name="P39"><text:span text:style-name="T40">Ajout de la clé<text:s/></text:span><text:span text:style-name="T41">${_.description}</text:span><text:span text:style-name="T42"><text:s/>dans les radios :</text:span></text:p>
      <text:list text:style-name="LFO3" text:continue-numbering="true">
        <text:list-item>
          <text:p text:style-name="P43"><text:span text:style-name="T44">Vous avez modifié la clé des radios pour utiliser<text:s/></text:span><text:span text:style-name="T45">${_.description}</text:span><text:span text:style-name="T46">.</text:span></text:p>
        </text:list-item>
        <text:list-item>
          <text:p text:style-name="P47"><text:span text:style-name="T48">Cela permet d'utiliser une propriété unique de chaque élément pour générer une clé unique, résolvant ainsi le problème de la clé dans la méthode<text:s/></text:span><text:span text:style-name="T49">map</text:span><text:span text:style-name="T50">.</text:span></text:p>
        </text:list-item>
      </text:list>
      <text:p text:style-name="Normal"><text:span text:style-name="T51">Containers Events :</text:span><text:s/></text:p>
      <text:p text:style-name="Normal">Modif sur const filtredEvents :</text:p>
      <text:p text:style-name="P52"><text:span text:style-name="T53">//added filter to data.events</text:span></text:p>
      <text:p text:style-name="Normal"/>
      <text:p text:style-name="P54"><text:span text:style-name="T55"></text:span><text:span text:style-name="T56"><text:s text:c="2"/></text:span><text:span text:style-name="T57">Gestion de la catégorie (</text:span><text:span text:style-name="T58">type</text:span><text:span text:style-name="T59">) :</text:span></text:p>
      <text:list text:style-name="LFO4" text:continue-numbering="true">
        <text:list-item>
          <text:p text:style-name="P60"><text:span text:style-name="T61">Version 1 : Utilise la ternaire pour sélectionner tous les événements si<text:s/></text:span><text:span text:style-name="T62">type</text:span><text:span text:style-name="T63"><text:s/>n'est pas défini, sinon, sélectionne également tous les événements. Cela pourrait ne pas être co</text:span><text:span text:style-name="T64">r</text:span><text:span text:style-name="T65">rect s'il y a une catégorie spécifique à filtrer.</text:span></text:p>
        </text:list-item>
        <text:list-item>
          <text:p text:style-name="P66"><text:span text:style-name="T67">Version 2 : Utilise<text:s/></text:span><text:span text:style-name="T68">filter</text:span><text:span text:style-name="T69"><text:s/>sur<text:s/></text:span><text:span text:style-name="T70">data?.events</text:span><text:span text:style-name="T71"><text:s/>pour filtrer les événements en fonction de la catégorie. Cela semble plus précis et robuste, car il filtre explicitement en fon</text:span><text:span text:style-name="T72">c</text:span><text:span text:style-name="T73">tion de la catégorie (</text:span><text:span text:style-name="T74">event.type === type</text:span><text:span text:style-name="T75">)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365F9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365F9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365F9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365F91"/>
    </style:style>
    <style:style style:name="Citationintense" style:display-name="Citation intens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365F9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365F91" fo:letter-spacing="0.0034in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hljs-keyword" style:display-name="hljs-keyword" style:family="text" style:parent-style-name="Policepardéfaut"/>
    <style:style style:name="hljs-title" style:display-name="hljs-title" style:family="text" style:parent-style-name="Policepardéfaut"/>
    <style:style style:name="hljs-params" style:display-name="hljs-params" style:family="text" style:parent-style-name="Policepardéfaut"/>
    <style:style style:name="hljs-function" style:display-name="hljs-function" style:family="text" style:parent-style-name="Policepardéfaut"/>
    <style:style style:name="hljs-property" style:display-name="hljs-property" style:family="text" style:parent-style-name="Policepardéfaut"/>
    <style:style style:name="hljs-number" style:display-name="hljs-number" style:family="text" style:parent-style-name="Policepardéfaut"/>
    <style:style style:name="hljs-built_in" style:display-name="hljs-built_in" style:family="text" style:parent-style-name="Policepardéfaut"/>
    <style:style style:name="hljs-comment" style:display-name="hljs-comment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lahlal rouabah</meta:initial-creator>
    <dc:creator>lahlal rouabah</dc:creator>
    <meta:creation-date>2024-02-21T08:30:00Z</meta:creation-date>
    <dc:date>2024-02-22T13:08:00Z</dc:date>
    <meta:template xlink:href="Normal" xlink:type="simple"/>
    <meta:editing-cycles>5</meta:editing-cycles>
    <meta:editing-duration>PT3720S</meta:editing-duration>
    <meta:document-statistic meta:page-count="1" meta:paragraph-count="2" meta:word-count="218" meta:character-count="1419" meta:row-count="10" meta:non-whitespace-character-count="1203"/>
  </office:meta>
</office:document-meta>
</file>